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nux Libertine" svg:font-family="'Linux Libertine'" style:font-family-generic="roman" style:font-pitch="variable"/>
    <style:font-face style:name="Linux Biolinum1" svg:font-family="'Linux Biolinum'" style:font-family-generic="swiss" style:font-pitch="variable"/>
    <style:font-face style:name="FreeSans" svg:font-family="FreeSans" style:font-family-generic="system" style:font-pitch="variable"/>
    <style:font-face style:name="Linux Biolinum" svg:font-family="'Linux Biolinu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10pt" style:text-underline-style="solid" style:text-underline-width="auto" style:text-underline-color="font-color" fo:font-weight="bold" officeooo:rsid="0003763a" officeooo:paragraph-rsid="0003763a" style:font-size-asian="8.75pt" style:font-weight-asian="bold" style:font-size-complex="10pt" style:font-weight-complex="bold"/>
    </style:style>
    <style:style style:name="P2" style:family="paragraph" style:parent-style-name="Standard">
      <style:text-properties fo:font-size="10pt" style:text-underline-style="none" fo:font-weight="normal" officeooo:rsid="0003763a" officeooo:paragraph-rsid="0003763a" style:font-size-asian="8.75pt" style:font-weight-asian="normal" style:font-size-complex="10pt" style:font-weight-complex="normal"/>
    </style:style>
    <style:style style:name="P3" style:family="paragraph" style:parent-style-name="Standard">
      <style:text-properties fo:font-size="10pt" style:text-underline-style="none" fo:font-weight="normal" officeooo:rsid="0003763a" officeooo:paragraph-rsid="0009441b" style:font-size-asian="8.75pt" style:font-weight-asian="normal" style:font-size-complex="10pt" style:font-weight-complex="normal"/>
    </style:style>
    <style:style style:name="P4" style:family="paragraph" style:parent-style-name="Standard">
      <style:text-properties fo:font-size="10pt" style:text-underline-style="none" fo:font-weight="normal" officeooo:rsid="0004cd60" officeooo:paragraph-rsid="0004cd60" style:font-size-asian="8.75pt" style:font-weight-asian="normal" style:font-size-complex="10pt" style:font-weight-complex="normal"/>
    </style:style>
    <style:style style:name="P5" style:family="paragraph" style:parent-style-name="Standard">
      <style:text-properties fo:font-size="10pt" style:text-underline-style="none" fo:font-weight="normal" officeooo:rsid="0004cd60" officeooo:paragraph-rsid="0009441b" style:font-size-asian="8.75pt" style:font-weight-asian="normal" style:font-size-complex="10pt" style:font-weight-complex="normal"/>
    </style:style>
    <style:style style:name="P6" style:family="paragraph" style:parent-style-name="Standard">
      <style:text-properties fo:font-size="10pt" style:text-underline-style="none" fo:font-weight="normal" officeooo:rsid="000ca199" officeooo:paragraph-rsid="000ca199" style:font-size-asian="8.75pt" style:font-weight-asian="normal" style:font-size-complex="10pt" style:font-weight-complex="normal"/>
    </style:style>
    <style:style style:name="P7" style:family="paragraph" style:parent-style-name="Standard">
      <style:text-properties style:text-position="0% 100%" fo:font-size="10pt" style:text-underline-style="none" fo:font-weight="bold" officeooo:rsid="000ae378" officeooo:paragraph-rsid="000ae378" style:font-size-asian="8.75pt" style:font-weight-asian="bold" style:font-size-complex="10pt" style:font-weight-complex="bold"/>
    </style:style>
    <style:style style:name="P8" style:family="paragraph" style:parent-style-name="Standard">
      <style:text-properties style:text-position="0% 100%" fo:font-size="10pt" style:text-underline-style="none" fo:font-weight="bold" officeooo:rsid="000bba4d" officeooo:paragraph-rsid="000ca199" style:font-size-asian="8.75pt" style:font-weight-asian="bold" style:font-size-complex="10pt" style:font-weight-complex="bold"/>
    </style:style>
    <style:style style:name="P9" style:family="paragraph" style:parent-style-name="Standard">
      <style:paragraph-properties fo:text-align="center" style:justify-single-word="false"/>
      <style:text-properties style:text-position="0% 100%" fo:font-size="10pt" style:text-underline-style="none" fo:font-weight="bold" officeooo:rsid="001e47b3" officeooo:paragraph-rsid="001e47b3" style:font-size-asian="8.75pt" style:font-weight-asian="bold" style:font-size-complex="10pt" style:font-weight-complex="bold"/>
    </style:style>
    <style:style style:name="P10" style:family="paragraph" style:parent-style-name="Standard">
      <style:text-properties style:text-position="0% 100%" fo:font-size="10pt" style:text-underline-style="none" fo:font-weight="normal" officeooo:rsid="000bba4d" officeooo:paragraph-rsid="000bba4d"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text-position="0% 100%" fo:font-size="10pt" style:text-underline-style="none" fo:font-weight="normal" officeooo:rsid="000e8f32" officeooo:paragraph-rsid="000e8f32"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text-position="0% 100%" fo:font-size="10pt" style:text-underline-style="none" fo:font-weight="normal" officeooo:rsid="00113709" officeooo:paragraph-rsid="00113709"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text-position="0% 100%" fo:font-size="10pt" style:text-underline-style="none" fo:font-weight="normal" officeooo:rsid="00156459" officeooo:paragraph-rsid="00156459" style:font-size-asian="8.75pt" style:font-weight-asian="normal" style:font-size-complex="10pt" style:font-weight-complex="normal"/>
    </style:style>
    <style:style style:name="P14" style:family="paragraph" style:parent-style-name="Standard">
      <style:paragraph-properties fo:text-align="start" style:justify-single-word="false"/>
      <style:text-properties style:text-position="0% 100%" fo:font-size="10pt" style:text-underline-style="none" fo:font-weight="normal" officeooo:rsid="00171733" officeooo:paragraph-rsid="00171733" style:font-size-asian="8.75pt" style:font-weight-asian="normal" style:font-size-complex="10pt" style:font-weight-complex="normal"/>
    </style:style>
    <style:style style:name="P15" style:family="paragraph" style:parent-style-name="Standard">
      <style:paragraph-properties fo:text-align="start" style:justify-single-word="false"/>
      <style:text-properties style:text-position="0% 100%" fo:font-size="10pt" style:text-underline-style="none" fo:font-weight="normal" officeooo:rsid="00185923" officeooo:paragraph-rsid="00185923" style:font-size-asian="8.75pt" style:font-weight-asian="normal" style:font-size-complex="10pt" style:font-weight-complex="normal"/>
    </style:style>
    <style:style style:name="P16" style:family="paragraph" style:parent-style-name="Standard">
      <style:paragraph-properties fo:text-align="start" style:justify-single-word="false"/>
      <style:text-properties style:text-position="0% 100%" fo:font-size="10pt" style:text-underline-style="none" fo:font-weight="normal" officeooo:rsid="0019f02b" officeooo:paragraph-rsid="0019f02b" style:font-size-asian="8.75pt" style:font-weight-asian="normal" style:font-size-complex="10pt" style:font-weight-complex="normal"/>
    </style:style>
    <style:style style:name="P17" style:family="paragraph" style:parent-style-name="Standard">
      <style:paragraph-properties fo:text-align="start" style:justify-single-word="false"/>
      <style:text-properties style:text-position="0% 100%" fo:font-size="10pt" style:text-underline-style="none" fo:font-weight="normal" officeooo:rsid="001b65b3" officeooo:paragraph-rsid="001b65b3" style:font-size-asian="8.75pt" style:font-weight-asian="normal" style:font-size-complex="10pt" style:font-weight-complex="normal"/>
    </style:style>
    <style:style style:name="P18" style:family="paragraph" style:parent-style-name="Standard">
      <style:text-properties style:text-position="0% 100%" fo:font-size="10pt" style:text-underline-style="none" fo:font-weight="normal" officeooo:rsid="0004cd60" officeooo:paragraph-rsid="0009441b" style:font-size-asian="8.75pt" style:font-weight-asian="normal" style:font-size-complex="10pt" style:font-weight-complex="normal"/>
    </style:style>
    <style:style style:name="P19" style:family="paragraph" style:parent-style-name="Standard">
      <style:text-properties style:text-position="0% 100%" fo:font-size="10pt" style:text-underline-style="none" fo:font-weight="normal" officeooo:rsid="0004cd60" officeooo:paragraph-rsid="0004cd60"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style:text-position="0% 100%" fo:font-size="10pt" style:text-underline-style="none" fo:font-weight="normal" officeooo:rsid="0025a5dc" officeooo:paragraph-rsid="0025a5dc"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style:text-position="0% 100%" fo:font-size="10pt" style:text-underline-style="none" fo:font-weight="normal" officeooo:rsid="0013dabc" officeooo:paragraph-rsid="0013dabc" style:font-size-asian="10pt" style:font-weight-asian="normal" style:font-size-complex="10pt" style:font-weight-complex="normal"/>
    </style:style>
    <style:style style:name="P22" style:family="paragraph" style:parent-style-name="Standard">
      <style:paragraph-properties fo:text-align="center" style:justify-single-word="false"/>
      <style:text-properties style:text-position="0% 100%" fo:font-size="10pt" style:text-underline-style="solid" style:text-underline-width="auto" style:text-underline-color="font-color" fo:font-weight="bold" officeooo:rsid="000ae378" officeooo:paragraph-rsid="000ae378" style:font-size-asian="8.75pt" style:font-weight-asian="bold" style:font-size-complex="10pt" style:font-weight-complex="bold"/>
    </style:style>
    <style:style style:name="P23" style:family="paragraph" style:parent-style-name="Standard">
      <style:paragraph-properties fo:text-align="center" style:justify-single-word="false"/>
      <style:text-properties style:text-position="0% 100%" fo:font-size="10pt" style:text-underline-style="solid" style:text-underline-width="auto" style:text-underline-color="font-color" fo:font-weight="bold" officeooo:rsid="000e8f32" officeooo:paragraph-rsid="000e8f32" style:font-size-asian="8.75pt" style:font-weight-asian="bold" style:font-size-complex="10pt" style:font-weight-complex="bold"/>
    </style:style>
    <style:style style:name="P24" style:family="paragraph" style:parent-style-name="Standard">
      <style:paragraph-properties fo:text-align="center" style:justify-single-word="false"/>
      <style:text-properties style:text-position="0% 100%" fo:font-size="10pt" style:text-underline-style="solid" style:text-underline-width="auto" style:text-underline-color="font-color" fo:font-weight="bold" officeooo:rsid="001b65b3" officeooo:paragraph-rsid="001b65b3" style:font-size-asian="8.75pt" style:font-weight-asian="bold" style:font-size-complex="10pt" style:font-weight-complex="bold"/>
    </style:style>
    <style:style style:name="P25" style:family="paragraph" style:parent-style-name="Text_20_body">
      <style:paragraph-properties fo:line-height="100%" fo:text-align="start" style:justify-single-word="false"/>
      <style:text-properties fo:font-size="10pt" officeooo:paragraph-rsid="001e47b3" style:font-size-asian="10pt" style:font-size-complex="10pt"/>
    </style:style>
    <style:style style:name="P26" style:family="paragraph" style:parent-style-name="Text_20_body">
      <style:paragraph-properties fo:line-height="100%" fo:text-align="start" style:justify-single-word="false"/>
      <style:text-properties fo:font-size="10pt" officeooo:paragraph-rsid="0057c970" style:font-size-asian="10pt" style:font-size-complex="10pt"/>
    </style:style>
    <style:style style:name="P27" style:family="paragraph" style:parent-style-name="Text_20_body">
      <style:paragraph-properties fo:line-height="100%" fo:text-align="start" style:justify-single-word="false"/>
      <style:text-properties fo:font-size="10pt" style:text-underline-style="none" officeooo:rsid="003019d4" officeooo:paragraph-rsid="003937a5" style:font-size-asian="10pt" style:font-size-complex="10pt"/>
    </style:style>
    <style:style style:name="P28" style:family="paragraph" style:parent-style-name="Text_20_body">
      <style:paragraph-properties fo:line-height="100%" fo:text-align="start" style:justify-single-word="false"/>
      <style:text-properties fo:font-size="10pt" style:text-underline-style="none" officeooo:rsid="003019d4" officeooo:paragraph-rsid="0059f4d7" style:font-size-asian="10pt" style:font-size-complex="10pt"/>
    </style:style>
    <style:style style:name="P29" style:family="paragraph" style:parent-style-name="Text_20_body">
      <style:paragraph-properties fo:line-height="100%" fo:text-align="start" style:justify-single-word="false"/>
      <style:text-properties fo:font-size="10pt" style:text-underline-style="none" officeooo:rsid="003019d4" officeooo:paragraph-rsid="002e33ad" style:font-size-asian="10pt" style:font-size-complex="10pt"/>
    </style:style>
    <style:style style:name="P30" style:family="paragraph" style:parent-style-name="Text_20_body">
      <style:paragraph-properties fo:line-height="100%" fo:text-align="center" style:justify-single-word="false"/>
      <style:text-properties fo:font-size="10pt" style:text-underline-style="solid" style:text-underline-width="auto" style:text-underline-color="font-color" fo:font-weight="bold" officeooo:rsid="0044fd42" officeooo:paragraph-rsid="0044fd42" style:font-size-asian="10pt" style:font-weight-asian="bold" style:font-size-complex="10pt" style:font-weight-complex="bold"/>
    </style:style>
    <style:style style:name="P31" style:family="paragraph" style:parent-style-name="Text_20_body">
      <style:paragraph-properties fo:line-height="100%" fo:text-align="start" style:justify-single-word="false"/>
      <style:text-properties style:text-position="0% 100%" fo:font-size="10pt" style:text-underline-style="none" fo:font-weight="normal" officeooo:rsid="002e33ad" officeooo:paragraph-rsid="002e33ad" style:font-size-asian="10pt" style:font-weight-asian="normal" style:font-size-complex="10pt" style:font-weight-complex="normal"/>
    </style:style>
    <style:style style:name="P32" style:family="paragraph" style:parent-style-name="Text_20_body">
      <style:paragraph-properties fo:line-height="100%" fo:text-align="start" style:justify-single-word="false"/>
      <style:text-properties style:text-position="0% 100%" fo:font-size="10pt" style:text-underline-style="none" fo:font-weight="normal" officeooo:rsid="002ba9c9" officeooo:paragraph-rsid="002631bc" style:font-size-asian="10pt" style:font-weight-asian="normal" style:font-size-complex="10pt" style:font-weight-complex="normal"/>
    </style:style>
    <style:style style:name="P33" style:family="paragraph" style:parent-style-name="Text_20_body">
      <style:paragraph-properties fo:line-height="100%" fo:text-align="start" style:justify-single-word="false"/>
      <style:text-properties style:text-position="0% 100%" fo:font-size="10pt" style:text-underline-style="none" fo:font-weight="normal" officeooo:rsid="004b5282" officeooo:paragraph-rsid="004b5282" style:font-size-asian="10pt" style:font-weight-asian="normal" style:font-size-complex="10pt" style:font-weight-complex="normal"/>
    </style:style>
    <style:style style:name="P34" style:family="paragraph" style:parent-style-name="Text_20_body">
      <style:paragraph-properties fo:line-height="100%" fo:text-align="start" style:justify-single-word="false"/>
      <style:text-properties style:text-position="0% 100%" fo:font-size="10pt" style:text-underline-style="none" fo:font-weight="bold" officeooo:rsid="004b9c40" officeooo:paragraph-rsid="004b9c40" style:font-size-asian="10pt" style:font-weight-asian="bold" style:font-size-complex="10pt" style:font-weight-complex="bold"/>
    </style:style>
    <style:style style:name="P35" style:family="paragraph" style:parent-style-name="Text_20_body">
      <style:paragraph-properties fo:line-height="100%" fo:text-align="start" style:justify-single-word="false"/>
      <style:text-properties style:text-position="0% 100%" fo:font-size="10pt" style:text-underline-style="none" fo:font-weight="bold" officeooo:rsid="00597459" officeooo:paragraph-rsid="0059f4d7" style:font-size-asian="10pt" style:font-weight-asian="bold" style:font-size-complex="10pt" style:font-weight-complex="bold"/>
    </style:style>
    <style:style style:name="P36" style:family="paragraph" style:parent-style-name="Text_20_body">
      <style:paragraph-properties fo:line-height="100%" fo:text-align="start" style:justify-single-word="false"/>
      <style:text-properties officeooo:paragraph-rsid="0057c970"/>
    </style:style>
    <style:style style:name="P37" style:family="paragraph" style:parent-style-name="Table_20_Contents">
      <style:paragraph-properties fo:text-align="start" style:justify-single-word="false"/>
      <style:text-properties fo:font-size="10pt" officeooo:rsid="0055cc29" officeooo:paragraph-rsid="0055cc29" style:font-size-asian="10pt" style:font-size-complex="10pt"/>
    </style:style>
    <style:style style:name="P38" style:family="paragraph" style:parent-style-name="Table_20_Contents">
      <style:paragraph-properties fo:text-align="start" style:justify-single-word="false"/>
      <style:text-properties fo:font-size="10pt" officeooo:rsid="0054eb61" officeooo:paragraph-rsid="0054eb61" style:font-size-asian="10pt" style:font-size-complex="10pt"/>
    </style:style>
    <style:style style:name="P39" style:family="paragraph" style:parent-style-name="Table_20_Contents">
      <style:paragraph-properties fo:text-align="start" style:justify-single-word="false"/>
      <style:text-properties fo:font-size="10pt" officeooo:rsid="0055cc29" officeooo:paragraph-rsid="0055cc29" style:font-size-asian="8.75pt" style:font-size-complex="10pt"/>
    </style:style>
    <style:style style:name="P40" style:family="paragraph" style:parent-style-name="Text_20_body">
      <style:paragraph-properties fo:line-height="100%" fo:text-align="start" style:justify-single-word="false"/>
      <style:text-properties style:text-position="0% 100%" fo:font-size="10pt" style:text-underline-style="none" fo:font-weight="bold" officeooo:rsid="0054eb61" officeooo:paragraph-rsid="0054eb61" fo:background-color="transparent" style:font-size-asian="10pt" style:font-weight-asian="bold" style:font-size-complex="10pt" style:font-weight-complex="bold"/>
    </style:style>
    <style:style style:name="P41" style:family="paragraph" style:parent-style-name="Text_20_body">
      <style:paragraph-properties fo:line-height="100%" fo:text-align="start" style:justify-single-word="false"/>
      <style:text-properties fo:font-size="10pt" style:text-underline-style="none" officeooo:rsid="003783b1" officeooo:paragraph-rsid="00317d66" style:font-size-asian="10pt" style:font-size-complex="10pt"/>
    </style:style>
    <style:style style:name="P42" style:family="paragraph" style:parent-style-name="Text_20_body">
      <style:paragraph-properties fo:line-height="100%" fo:text-align="start" style:justify-single-word="false"/>
      <style:text-properties fo:font-size="10pt" style:text-underline-style="none" fo:font-weight="normal" officeooo:rsid="0062787c" officeooo:paragraph-rsid="006ad51b" style:font-size-asian="10pt" style:font-weight-asian="normal" style:font-size-complex="10pt" style:font-weight-complex="normal"/>
    </style:style>
    <style:style style:name="P43" style:family="paragraph" style:parent-style-name="Text_20_body">
      <style:paragraph-properties fo:line-height="100%" fo:text-align="center" style:justify-single-word="false"/>
      <style:text-properties fo:font-size="10pt" style:text-underline-style="solid" style:text-underline-width="auto" style:text-underline-color="font-color" fo:font-weight="bold" officeooo:rsid="0062787c" officeooo:paragraph-rsid="0062787c" style:font-size-asian="10pt" style:font-weight-asian="bold" style:font-size-complex="10pt" style:font-weight-complex="bold"/>
    </style:style>
    <style:style style:name="P44" style:family="paragraph" style:parent-style-name="Text_20_body">
      <style:paragraph-properties fo:line-height="100%" fo:text-align="start" style:justify-single-word="false"/>
      <style:text-properties officeooo:paragraph-rsid="00407166"/>
    </style:style>
    <style:style style:name="T1" style:family="text">
      <style:text-properties style:text-position="sub 58%"/>
    </style:style>
    <style:style style:name="T2" style:family="text">
      <style:text-properties style:text-position="sub 58%" officeooo:rsid="0004cd60"/>
    </style:style>
    <style:style style:name="T3" style:family="text">
      <style:text-properties style:text-position="sub 58%" officeooo:rsid="0006a8c0"/>
    </style:style>
    <style:style style:name="T4" style:family="text">
      <style:text-properties style:text-position="sub 58%" officeooo:rsid="0006a958"/>
    </style:style>
    <style:style style:name="T5" style:family="text">
      <style:text-properties style:text-position="sub 58%" officeooo:rsid="0007f998"/>
    </style:style>
    <style:style style:name="T6" style:family="text">
      <style:text-properties style:text-position="sub 58%" style:text-underline-style="solid" style:text-underline-width="auto" style:text-underline-color="font-color"/>
    </style:style>
    <style:style style:name="T7" style:family="text">
      <style:text-properties style:text-position="sub 58%" style:text-underline-style="solid" style:text-underline-width="auto" style:text-underline-color="font-color" officeooo:rsid="0069f398"/>
    </style:style>
    <style:style style:name="T8" style:family="text">
      <style:text-properties style:text-position="sub 58%" style:text-underline-style="solid" style:text-underline-width="auto" style:text-underline-color="font-color" officeooo:rsid="006ad51b"/>
    </style:style>
    <style:style style:name="T9" style:family="text">
      <style:text-properties style:text-position="sub 58%" officeooo:rsid="0012db72"/>
    </style:style>
    <style:style style:name="T10" style:family="text">
      <style:text-properties style:text-position="sub 58%" officeooo:rsid="00113709" style:font-size-asian="8.75pt"/>
    </style:style>
    <style:style style:name="T11" style:family="text">
      <style:text-properties style:text-position="sub 58%" officeooo:rsid="00171733"/>
    </style:style>
    <style:style style:name="T12" style:family="text">
      <style:text-properties style:text-position="sub 58%" style:text-underline-style="none" fo:font-weight="normal" officeooo:rsid="002ba9c9" style:font-weight-asian="normal" style:font-weight-complex="normal"/>
    </style:style>
    <style:style style:name="T13" style:family="text">
      <style:text-properties style:text-position="sub 58%" fo:font-size="10pt" style:text-underline-style="solid" style:text-underline-width="auto" style:text-underline-color="font-color" fo:font-weight="normal" officeooo:rsid="0044fd42" style:font-size-asian="10pt" style:font-weight-asian="normal" style:font-size-complex="10pt" style:font-weight-complex="normal"/>
    </style:style>
    <style:style style:name="T14" style:family="text">
      <style:text-properties style:text-position="sub 58%" fo:font-size="10pt" style:text-underline-style="solid" style:text-underline-width="auto" style:text-underline-color="font-color" fo:font-weight="normal" officeooo:rsid="00460c8d" style:font-size-asian="10pt" style:font-weight-asian="normal" style:font-size-complex="10pt" style:font-weight-complex="normal"/>
    </style:style>
    <style:style style:name="T15" style:family="text">
      <style:text-properties style:text-position="sub 58%" fo:font-size="10pt" style:text-underline-style="none" fo:font-weight="normal" officeooo:rsid="00460c8d" style:font-size-asian="10pt" style:font-weight-asian="normal" style:font-size-complex="10pt" style:font-weight-complex="normal"/>
    </style:style>
    <style:style style:name="T16" style:family="text">
      <style:text-properties style:text-position="sub 58%" fo:font-size="10pt" style:text-underline-style="none" fo:font-weight="normal" officeooo:rsid="0044fd42" style:font-size-asian="10pt" style:font-weight-asian="normal" style:font-size-complex="10pt" style:font-weight-complex="normal"/>
    </style:style>
    <style:style style:name="T17" style:family="text">
      <style:text-properties style:text-position="sub 58%" officeooo:rsid="0069f398"/>
    </style:style>
    <style:style style:name="T18" style:family="text">
      <style:text-properties style:text-position="sub 58%" officeooo:rsid="006bed55"/>
    </style:style>
    <style:style style:name="T19" style:family="text">
      <style:text-properties style:text-position="0% 100%"/>
    </style:style>
    <style:style style:name="T20" style:family="text">
      <style:text-properties style:text-position="0% 100%" officeooo:rsid="0004cd60"/>
    </style:style>
    <style:style style:name="T21" style:family="text">
      <style:text-properties style:text-position="0% 100%" officeooo:rsid="0006a8c0"/>
    </style:style>
    <style:style style:name="T22" style:family="text">
      <style:text-properties style:text-position="0% 100%" style:text-underline-style="solid" style:text-underline-width="auto" style:text-underline-color="font-color"/>
    </style:style>
    <style:style style:name="T23" style:family="text">
      <style:text-properties style:text-position="0% 100%" style:text-underline-style="solid" style:text-underline-width="auto" style:text-underline-color="font-color" officeooo:rsid="0006a8c0"/>
    </style:style>
    <style:style style:name="T24" style:family="text">
      <style:text-properties style:text-position="0% 100%" style:text-underline-style="solid" style:text-underline-width="auto" style:text-underline-color="font-color" fo:font-weight="normal" officeooo:rsid="003e2e30" style:font-weight-asian="normal" style:font-weight-complex="normal"/>
    </style:style>
    <style:style style:name="T25" style:family="text">
      <style:text-properties style:text-position="0% 100%" style:text-underline-style="solid" style:text-underline-width="auto" style:text-underline-color="font-color" fo:font-weight="normal" officeooo:rsid="002ba9c9" style:font-weight-asian="normal" style:font-weight-complex="normal"/>
    </style:style>
    <style:style style:name="T26" style:family="text">
      <style:text-properties style:text-position="0% 100%" style:text-underline-style="solid" style:text-underline-width="auto" style:text-underline-color="font-color" officeooo:rsid="0069f398"/>
    </style:style>
    <style:style style:name="T27" style:family="text">
      <style:text-properties style:text-position="0% 100%" style:text-underline-style="solid" style:text-underline-width="auto" style:text-underline-color="font-color" officeooo:rsid="006ad51b"/>
    </style:style>
    <style:style style:name="T28" style:family="text">
      <style:text-properties style:text-position="0% 100%" style:text-underline-style="solid" style:text-underline-width="auto" style:text-underline-color="font-color" officeooo:rsid="006bed55"/>
    </style:style>
    <style:style style:name="T29" style:family="text">
      <style:text-properties style:text-position="0% 100%" officeooo:rsid="0006a958"/>
    </style:style>
    <style:style style:name="T30" style:family="text">
      <style:text-properties style:text-position="0% 100%" officeooo:rsid="0007f998"/>
    </style:style>
    <style:style style:name="T31" style:family="text">
      <style:text-properties style:text-position="0% 100%" officeooo:rsid="001b65b3"/>
    </style:style>
    <style:style style:name="T32" style:family="text">
      <style:text-properties style:text-position="0% 100%" style:text-underline-style="none" fo:font-weight="normal" officeooo:rsid="001e47b3" style:font-weight-asian="normal" style:font-weight-complex="normal"/>
    </style:style>
    <style:style style:name="T33" style:family="text">
      <style:text-properties style:text-position="0% 100%" style:text-underline-style="none" fo:font-weight="normal" officeooo:rsid="00231b34" style:font-weight-asian="normal" style:font-weight-complex="normal"/>
    </style:style>
    <style:style style:name="T34" style:family="text">
      <style:text-properties style:text-position="0% 100%" style:text-underline-style="none" fo:font-weight="normal" officeooo:rsid="0024b21e" style:font-weight-asian="normal" style:font-weight-complex="normal"/>
    </style:style>
    <style:style style:name="T35" style:family="text">
      <style:text-properties style:text-position="0% 100%" style:text-underline-style="none" fo:font-weight="normal" officeooo:rsid="002631bc" style:font-weight-asian="normal" style:font-weight-complex="normal"/>
    </style:style>
    <style:style style:name="T36" style:family="text">
      <style:text-properties style:text-position="0% 100%" style:text-underline-style="none" fo:font-weight="normal" officeooo:rsid="0027d3e3" style:font-weight-asian="normal" style:font-weight-complex="normal"/>
    </style:style>
    <style:style style:name="T37" style:family="text">
      <style:text-properties style:text-position="0% 100%" style:text-underline-style="none" fo:font-weight="normal" officeooo:rsid="0027e7df" style:font-weight-asian="normal" style:font-weight-complex="normal"/>
    </style:style>
    <style:style style:name="T38" style:family="text">
      <style:text-properties style:text-position="0% 100%" style:text-underline-style="none" fo:font-weight="normal" officeooo:rsid="0029e1e3" style:font-weight-asian="normal" style:font-weight-complex="normal"/>
    </style:style>
    <style:style style:name="T39" style:family="text">
      <style:text-properties style:text-position="0% 100%" style:text-underline-style="none" fo:font-weight="normal" officeooo:rsid="002ba9c9" style:font-weight-asian="normal" style:font-weight-complex="normal"/>
    </style:style>
    <style:style style:name="T40" style:family="text">
      <style:text-properties style:text-position="0% 100%" style:text-underline-style="none" fo:font-weight="normal" officeooo:rsid="003f3220" style:font-weight-asian="normal" style:font-weight-complex="normal"/>
    </style:style>
    <style:style style:name="T41" style:family="text">
      <style:text-properties style:text-position="0% 100%" style:text-underline-style="none" fo:font-weight="normal" officeooo:rsid="00480720" style:font-weight-asian="normal" style:font-weight-complex="normal"/>
    </style:style>
    <style:style style:name="T42" style:family="text">
      <style:text-properties style:text-position="0% 100%" style:text-underline-style="none" fo:font-weight="normal" officeooo:rsid="0057c970" style:font-weight-asian="normal" style:font-weight-complex="normal"/>
    </style:style>
    <style:style style:name="T43" style:family="text">
      <style:text-properties style:text-position="0% 100%" style:text-underline-style="none" fo:font-weight="normal" officeooo:rsid="00669531" style:font-weight-asian="normal" style:font-weight-complex="normal"/>
    </style:style>
    <style:style style:name="T44" style:family="text">
      <style:text-properties style:text-position="0% 100%" style:text-underline-style="none" officeooo:rsid="001ea924"/>
    </style:style>
    <style:style style:name="T45" style:family="text">
      <style:text-properties style:text-position="0% 100%" style:text-underline-style="none" officeooo:rsid="002020da"/>
    </style:style>
    <style:style style:name="T46" style:family="text">
      <style:text-properties style:text-position="0% 100%" style:text-underline-style="none" officeooo:rsid="0021b19f"/>
    </style:style>
    <style:style style:name="T47" style:family="text">
      <style:text-properties style:text-position="0% 100%" style:text-underline-style="none" officeooo:rsid="0022a3ca"/>
    </style:style>
    <style:style style:name="T48" style:family="text">
      <style:text-properties style:text-position="0% 100%" style:text-underline-style="none" officeooo:rsid="0022fced"/>
    </style:style>
    <style:style style:name="T49" style:family="text">
      <style:text-properties style:text-position="0% 100%" style:text-underline-style="none" officeooo:rsid="00231b34"/>
    </style:style>
    <style:style style:name="T50" style:family="text">
      <style:text-properties style:text-position="0% 100%" style:text-underline-style="none" officeooo:rsid="0024b21e"/>
    </style:style>
    <style:style style:name="T51" style:family="text">
      <style:text-properties style:text-position="0% 100%" style:text-underline-style="none" fo:font-weight="bold" officeooo:rsid="0024b21e" style:font-weight-asian="bold" style:font-weight-complex="bold"/>
    </style:style>
    <style:style style:name="T52" style:family="text">
      <style:text-properties style:text-position="0% 100%" style:text-underline-style="none" fo:font-weight="bold" officeooo:rsid="002ba9c9" style:font-weight-asian="bold" style:font-weight-complex="bold"/>
    </style:style>
    <style:style style:name="T53" style:family="text">
      <style:text-properties style:text-position="0% 100%" style:text-underline-style="none" fo:font-weight="bold" officeooo:rsid="0057c970" style:font-weight-asian="bold" style:font-weight-complex="bold"/>
    </style:style>
    <style:style style:name="T54" style:family="text">
      <style:text-properties style:text-position="0% 100%" officeooo:rsid="002ba9c9"/>
    </style:style>
    <style:style style:name="T55" style:family="text">
      <style:text-properties style:text-position="0% 100%" fo:font-size="10pt" style:text-underline-style="none" fo:font-weight="bold" officeooo:rsid="004d8d31" style:font-size-asian="10pt" style:font-weight-asian="bold" style:font-size-complex="10pt" style:font-weight-complex="bold"/>
    </style:style>
    <style:style style:name="T56" style:family="text">
      <style:text-properties style:text-position="0% 100%" fo:font-size="10pt" style:text-underline-style="none" fo:font-weight="bold" officeooo:rsid="004d134b" style:font-size-asian="10pt" style:font-weight-asian="bold" style:font-size-complex="10pt" style:font-weight-complex="bold"/>
    </style:style>
    <style:style style:name="T57" style:family="text">
      <style:text-properties style:text-position="0% 100%" fo:font-size="10pt" style:text-underline-style="none" fo:font-weight="bold" officeooo:rsid="00520d90" style:font-size-asian="10pt" style:font-weight-asian="bold" style:font-size-complex="10pt" style:font-weight-complex="bold"/>
    </style:style>
    <style:style style:name="T58" style:family="text">
      <style:text-properties style:text-position="0% 100%" fo:font-size="10pt" style:text-underline-style="none" fo:font-weight="bold" officeooo:rsid="004a277c" style:font-size-asian="10pt" style:font-weight-asian="bold" style:font-size-complex="10pt" style:font-weight-complex="bold"/>
    </style:style>
    <style:style style:name="T59" style:family="text">
      <style:text-properties style:text-position="0% 100%" fo:font-size="10pt" style:text-underline-style="none" fo:font-weight="bold" officeooo:rsid="0055cc29" style:font-size-asian="10pt" style:font-weight-asian="bold" style:font-size-complex="10pt" style:font-weight-complex="bold"/>
    </style:style>
    <style:style style:name="T60" style:family="text">
      <style:text-properties style:text-position="0% 100%" fo:font-size="10pt" style:text-underline-style="none" fo:font-weight="bold" officeooo:rsid="0049fdd2" style:font-size-asian="10pt" style:font-weight-asian="bold" style:font-size-complex="10pt" style:font-weight-complex="bold"/>
    </style:style>
    <style:style style:name="T61" style:family="text">
      <style:text-properties style:text-position="0% 100%" fo:font-size="10pt" style:text-underline-style="none" fo:font-weight="bold" officeooo:rsid="0056e84d" style:font-size-asian="10pt" style:font-weight-asian="bold" style:font-size-complex="10pt" style:font-weight-complex="bold"/>
    </style:style>
    <style:style style:name="T62" style:family="text">
      <style:text-properties style:text-position="0% 100%" fo:font-size="10pt" style:text-underline-style="none" fo:font-weight="bold" officeooo:rsid="00520d90" fo:background-color="transparent" loext:char-shading-value="0" style:font-size-asian="10pt" style:font-weight-asian="bold" style:font-size-complex="10pt" style:font-weight-complex="bold"/>
    </style:style>
    <style:style style:name="T63" style:family="text">
      <style:text-properties style:text-position="0% 100%" fo:font-size="10pt" style:text-underline-style="none" fo:font-weight="bold" officeooo:rsid="00535e59" fo:background-color="transparent" loext:char-shading-value="0" style:font-size-asian="10pt" style:font-weight-asian="bold" style:font-size-complex="10pt" style:font-weight-complex="bold"/>
    </style:style>
    <style:style style:name="T64" style:family="text">
      <style:text-properties style:text-position="0% 100%" fo:font-size="10pt" style:text-underline-style="none" fo:font-weight="bold" officeooo:rsid="0057c970" fo:background-color="transparent" loext:char-shading-value="0" style:font-size-asian="10pt" style:font-weight-asian="bold" style:font-size-complex="10pt" style:font-weight-complex="bold"/>
    </style:style>
    <style:style style:name="T65" style:family="text">
      <style:text-properties style:text-position="0% 100%" fo:font-size="10pt" style:text-underline-style="none" fo:font-weight="bold" officeooo:rsid="00597459" fo:background-color="transparent" loext:char-shading-value="0" style:font-size-asian="10pt" style:font-weight-asian="bold" style:font-size-complex="10pt" style:font-weight-complex="bold"/>
    </style:style>
    <style:style style:name="T66" style:family="text">
      <style:text-properties style:text-position="0% 100%" fo:font-size="10pt" style:text-underline-style="none" fo:font-weight="normal" officeooo:rsid="004d8d31" style:font-size-asian="10pt" style:font-weight-asian="normal" style:font-size-complex="10pt" style:font-weight-complex="normal"/>
    </style:style>
    <style:style style:name="T67" style:family="text">
      <style:text-properties style:text-position="0% 100%" fo:font-size="10pt" style:text-underline-style="none" fo:font-weight="normal" officeooo:rsid="004b9c40" style:font-size-asian="10pt" style:font-weight-asian="normal" style:font-size-complex="10pt" style:font-weight-complex="normal"/>
    </style:style>
    <style:style style:name="T68" style:family="text">
      <style:text-properties style:text-position="0% 100%" fo:font-size="10pt" style:text-underline-style="none" fo:font-weight="normal" officeooo:rsid="004b9d9b" style:font-size-asian="10pt" style:font-weight-asian="normal" style:font-size-complex="10pt" style:font-weight-complex="normal"/>
    </style:style>
    <style:style style:name="T69" style:family="text">
      <style:text-properties style:text-position="0% 100%" fo:font-size="10pt" style:text-underline-style="none" fo:font-weight="normal" officeooo:rsid="004d134b" style:font-size-asian="10pt" style:font-weight-asian="normal" style:font-size-complex="10pt" style:font-weight-complex="normal"/>
    </style:style>
    <style:style style:name="T70" style:family="text">
      <style:text-properties style:text-position="0% 100%" fo:font-size="10pt" style:text-underline-style="none" fo:font-weight="normal" officeooo:rsid="004dd7a2" style:font-size-asian="10pt" style:font-weight-asian="normal" style:font-size-complex="10pt" style:font-weight-complex="normal"/>
    </style:style>
    <style:style style:name="T71" style:family="text">
      <style:text-properties style:text-position="0% 100%" fo:font-size="10pt" style:text-underline-style="none" fo:font-weight="normal" officeooo:rsid="0049fdd2" style:font-size-asian="10pt" style:font-weight-asian="normal" style:font-size-complex="10pt" style:font-weight-complex="normal"/>
    </style:style>
    <style:style style:name="T72" style:family="text">
      <style:text-properties style:text-position="0% 100%" fo:font-size="10pt" style:text-underline-style="none" fo:font-weight="normal" officeooo:rsid="004a277c" style:font-size-asian="10pt" style:font-weight-asian="normal" style:font-size-complex="10pt" style:font-weight-complex="normal"/>
    </style:style>
    <style:style style:name="T73" style:family="text">
      <style:text-properties style:text-position="0% 100%" fo:font-size="10pt" style:text-underline-style="none" fo:font-weight="normal" officeooo:rsid="002e33ad" style:font-size-asian="10pt" style:font-weight-asian="normal" style:font-size-complex="10pt" style:font-weight-complex="normal"/>
    </style:style>
    <style:style style:name="T74" style:family="text">
      <style:text-properties style:text-position="0% 100%" fo:font-size="10pt" style:text-underline-style="none" fo:font-weight="normal" officeooo:rsid="0044fd42" style:font-size-asian="10pt" style:font-weight-asian="normal" style:font-size-complex="10pt" style:font-weight-complex="normal"/>
    </style:style>
    <style:style style:name="T75" style:family="text">
      <style:text-properties style:text-position="0% 100%" fo:font-size="10pt" style:text-underline-style="none" fo:font-weight="normal" officeooo:rsid="00460c8d" style:font-size-asian="10pt" style:font-weight-asian="normal" style:font-size-complex="10pt" style:font-weight-complex="normal"/>
    </style:style>
    <style:style style:name="T76" style:family="text">
      <style:text-properties style:text-position="0% 100%" fo:font-size="10pt" style:text-underline-style="none" fo:font-weight="normal" officeooo:rsid="0036f009" style:font-size-asian="10pt" style:font-weight-asian="normal" style:font-size-complex="10pt" style:font-weight-complex="normal"/>
    </style:style>
    <style:style style:name="T77" style:family="text">
      <style:text-properties style:text-position="0% 100%" fo:font-size="10pt" style:text-underline-style="none" fo:font-weight="normal" officeooo:rsid="00520d90" fo:background-color="transparent" loext:char-shading-value="0" style:font-size-asian="10pt" style:font-weight-asian="normal" style:font-size-complex="10pt" style:font-weight-complex="normal"/>
    </style:style>
    <style:style style:name="T78" style:family="text">
      <style:text-properties style:text-position="0% 100%" fo:font-size="10pt" style:text-underline-style="none" fo:font-weight="normal" officeooo:rsid="00535e59" fo:background-color="transparent" loext:char-shading-value="0" style:font-size-asian="10pt" style:font-weight-asian="normal" style:font-size-complex="10pt" style:font-weight-complex="normal"/>
    </style:style>
    <style:style style:name="T79" style:family="text">
      <style:text-properties style:text-position="0% 100%" fo:font-size="10pt" style:text-underline-style="none" fo:font-weight="normal" officeooo:rsid="0057c970" fo:background-color="transparent" loext:char-shading-value="0" style:font-size-asian="10pt" style:font-weight-asian="normal" style:font-size-complex="10pt" style:font-weight-complex="normal"/>
    </style:style>
    <style:style style:name="T80" style:family="text">
      <style:text-properties style:text-position="0% 100%" fo:font-size="10pt" style:text-underline-style="none" fo:font-weight="normal" officeooo:rsid="004dd7a2" fo:background-color="transparent" loext:char-shading-value="0" style:font-size-asian="10pt" style:font-weight-asian="normal" style:font-size-complex="10pt" style:font-weight-complex="normal"/>
    </style:style>
    <style:style style:name="T81" style:family="text">
      <style:text-properties style:text-position="0% 100%" fo:font-size="10pt" style:text-underline-style="none" fo:font-weight="normal" officeooo:rsid="004d8d31" fo:background-color="transparent" loext:char-shading-value="0" style:font-size-asian="10pt" style:font-weight-asian="normal" style:font-size-complex="10pt" style:font-weight-complex="normal"/>
    </style:style>
    <style:style style:name="T82" style:family="text">
      <style:text-properties style:text-position="0% 100%" fo:font-size="10pt" style:text-underline-style="solid" style:text-underline-width="auto" style:text-underline-color="font-color" fo:font-weight="bold" officeooo:rsid="00520d90" fo:background-color="transparent" loext:char-shading-value="0" style:font-size-asian="10pt" style:font-weight-asian="bold" style:font-size-complex="10pt" style:font-weight-complex="bold"/>
    </style:style>
    <style:style style:name="T83" style:family="text">
      <style:text-properties style:text-position="0% 100%" fo:font-size="10pt" style:text-underline-style="solid" style:text-underline-width="auto" style:text-underline-color="font-color" fo:font-weight="normal" officeooo:rsid="00535e59" fo:background-color="transparent" loext:char-shading-value="0" style:font-size-asian="10pt" style:font-weight-asian="normal" style:font-size-complex="10pt" style:font-weight-complex="normal"/>
    </style:style>
    <style:style style:name="T84" style:family="text">
      <style:text-properties style:text-position="0% 100%" fo:font-size="10pt" style:text-underline-style="solid" style:text-underline-width="auto" style:text-underline-color="font-color" fo:font-weight="normal" officeooo:rsid="00520d90" fo:background-color="transparent" loext:char-shading-value="0" style:font-size-asian="10pt" style:font-weight-asian="normal" style:font-size-complex="10pt" style:font-weight-complex="normal"/>
    </style:style>
    <style:style style:name="T85" style:family="text">
      <style:text-properties style:text-position="0% 100%" fo:font-size="10pt" style:text-underline-style="solid" style:text-underline-width="auto" style:text-underline-color="font-color" fo:font-weight="normal" officeooo:rsid="004dd7a2" fo:background-color="transparent" loext:char-shading-value="0" style:font-size-asian="10pt" style:font-weight-asian="normal" style:font-size-complex="10pt" style:font-weight-complex="normal"/>
    </style:style>
    <style:style style:name="T86" style:family="text">
      <style:text-properties style:text-position="0% 100%" fo:font-size="10pt" style:text-underline-style="solid" style:text-underline-width="auto" style:text-underline-color="font-color" fo:font-weight="normal" officeooo:rsid="0044fd42" style:font-size-asian="10pt" style:font-weight-asian="normal" style:font-size-complex="10pt" style:font-weight-complex="normal"/>
    </style:style>
    <style:style style:name="T87" style:family="text">
      <style:text-properties style:text-position="0% 100%" fo:font-size="10pt" style:text-underline-style="solid" style:text-underline-width="auto" style:text-underline-color="font-color" fo:font-weight="normal" officeooo:rsid="00460c8d" style:font-size-asian="10pt" style:font-weight-asian="normal" style:font-size-complex="10pt" style:font-weight-complex="normal"/>
    </style:style>
    <style:style style:name="T88" style:family="text">
      <style:text-properties style:text-position="0% 100%" officeooo:rsid="0069f398"/>
    </style:style>
    <style:style style:name="T89" style:family="text">
      <style:text-properties style:text-position="0% 100%" officeooo:rsid="006bed55"/>
    </style:style>
    <style:style style:name="T90" style:family="text">
      <style:text-properties officeooo:rsid="0004cd60"/>
    </style:style>
    <style:style style:name="T91" style:family="text">
      <style:text-properties officeooo:rsid="0006a8c0"/>
    </style:style>
    <style:style style:name="T92" style:family="text">
      <style:text-properties style:text-position="super 58%"/>
    </style:style>
    <style:style style:name="T93" style:family="text">
      <style:text-properties style:text-position="super 58%" officeooo:rsid="0012db72"/>
    </style:style>
    <style:style style:name="T94" style:family="text">
      <style:text-properties style:text-position="super 58%" style:font-size-asian="8.75pt"/>
    </style:style>
    <style:style style:name="T95" style:family="text">
      <style:text-properties style:text-position="super 58%" officeooo:rsid="001b65b3"/>
    </style:style>
    <style:style style:name="T96" style:family="text">
      <style:text-properties style:text-position="super 58%" style:text-underline-style="none" officeooo:rsid="001ea924"/>
    </style:style>
    <style:style style:name="T97" style:family="text">
      <style:text-properties style:text-position="super 58%" style:text-underline-style="none" officeooo:rsid="00231b34"/>
    </style:style>
    <style:style style:name="T98" style:family="text">
      <style:text-properties style:text-position="super 58%" fo:font-size="10pt" style:text-underline-style="none" fo:font-weight="normal" officeooo:rsid="004b9d9b" style:font-size-asian="10pt" style:font-weight-asian="normal" style:font-size-complex="10pt" style:font-weight-complex="normal"/>
    </style:style>
    <style:style style:name="T99" style:family="text">
      <style:text-properties style:text-position="super 58%" fo:font-size="10pt" style:text-underline-style="none" fo:font-weight="normal" officeooo:rsid="004d134b" style:font-size-asian="10pt" style:font-weight-asian="normal" style:font-size-complex="10pt" style:font-weight-complex="normal"/>
    </style:style>
    <style:style style:name="T100" style:family="text">
      <style:text-properties style:text-position="super 58%" fo:font-size="10pt" style:text-underline-style="none" fo:font-weight="normal" officeooo:rsid="004dd7a2" style:font-size-asian="10pt" style:font-weight-asian="normal" style:font-size-complex="10pt" style:font-weight-complex="normal"/>
    </style:style>
    <style:style style:name="T101" style:family="text">
      <style:text-properties style:text-position="super 58%" fo:font-size="10pt" style:text-underline-style="solid" style:text-underline-width="auto" style:text-underline-color="font-color" fo:font-weight="normal" officeooo:rsid="00520d90" fo:background-color="transparent" loext:char-shading-value="0" style:font-size-asian="10pt" style:font-weight-asian="normal" style:font-size-complex="10pt" style:font-weight-complex="normal"/>
    </style:style>
    <style:style style:name="T102" style:family="text">
      <style:text-properties style:text-position="super 58%" fo:font-size="10pt" style:text-underline-style="solid" style:text-underline-width="auto" style:text-underline-color="font-color" fo:font-weight="normal" officeooo:rsid="004dd7a2" fo:background-color="transparent" loext:char-shading-value="0" style:font-size-asian="10pt" style:font-weight-asian="normal" style:font-size-complex="10pt" style:font-weight-complex="normal"/>
    </style:style>
    <style:style style:name="T103" style:family="text">
      <style:text-properties style:text-underline-style="solid" style:text-underline-width="auto" style:text-underline-color="font-color"/>
    </style:style>
    <style:style style:name="T104" style:family="text">
      <style:text-properties style:text-underline-style="solid" style:text-underline-width="auto" style:text-underline-color="font-color" officeooo:rsid="000ca199"/>
    </style:style>
    <style:style style:name="T105" style:family="text">
      <style:text-properties style:text-underline-style="solid" style:text-underline-width="auto" style:text-underline-color="font-color" officeooo:rsid="000e8f32"/>
    </style:style>
    <style:style style:name="T106" style:family="text">
      <style:text-properties style:text-underline-style="solid" style:text-underline-width="auto" style:text-underline-color="font-color" officeooo:rsid="001e47b3"/>
    </style:style>
    <style:style style:name="T107" style:family="text">
      <style:text-properties style:text-underline-style="solid" style:text-underline-width="auto" style:text-underline-color="font-color" officeooo:rsid="001c9087"/>
    </style:style>
    <style:style style:name="T108" style:family="text">
      <style:text-properties style:text-underline-style="solid" style:text-underline-width="auto" style:text-underline-color="font-color" officeooo:rsid="00231b34"/>
    </style:style>
    <style:style style:name="T109" style:family="text">
      <style:text-properties style:text-underline-style="solid" style:text-underline-width="auto" style:text-underline-color="font-color" fo:font-weight="bold" officeooo:rsid="00669531" style:font-weight-asian="bold" style:font-weight-complex="bold"/>
    </style:style>
    <style:style style:name="T110" style:family="text">
      <style:text-properties style:text-underline-style="solid" style:text-underline-width="auto" style:text-underline-color="font-color" fo:font-weight="bold" officeooo:rsid="0069712d" style:font-weight-asian="bold" style:font-weight-complex="bold"/>
    </style:style>
    <style:style style:name="T111" style:family="text">
      <style:text-properties style:text-underline-style="solid" style:text-underline-width="auto" style:text-underline-color="font-color" fo:font-weight="bold" officeooo:rsid="0069f398" style:font-weight-asian="bold" style:font-weight-complex="bold"/>
    </style:style>
    <style:style style:name="T112" style:family="text">
      <style:text-properties style:text-underline-style="solid" style:text-underline-width="auto" style:text-underline-color="font-color" officeooo:rsid="00649ab9"/>
    </style:style>
    <style:style style:name="T113" style:family="text">
      <style:text-properties style:text-underline-style="solid" style:text-underline-width="auto" style:text-underline-color="font-color" officeooo:rsid="006ad51b"/>
    </style:style>
    <style:style style:name="T114" style:family="text">
      <style:text-properties officeooo:rsid="0007f998"/>
    </style:style>
    <style:style style:name="T115" style:family="text">
      <style:text-properties fo:font-weight="bold" style:font-weight-asian="bold" style:font-weight-complex="bold"/>
    </style:style>
    <style:style style:name="T116" style:family="text">
      <style:text-properties fo:font-weight="bold" officeooo:rsid="00407166" style:font-weight-asian="bold" style:font-weight-complex="bold"/>
    </style:style>
    <style:style style:name="T117" style:family="text">
      <style:text-properties officeooo:rsid="000bba4d"/>
    </style:style>
    <style:style style:name="T118" style:family="text">
      <style:text-properties officeooo:rsid="000f8b8f"/>
    </style:style>
    <style:style style:name="T119" style:family="text">
      <style:text-properties officeooo:rsid="0012db72"/>
    </style:style>
    <style:style style:name="T120" style:family="text">
      <style:text-properties fo:font-size="12pt" officeooo:rsid="0012db72"/>
    </style:style>
    <style:style style:name="T121" style:family="text">
      <style:text-properties officeooo:rsid="0013dabc"/>
    </style:style>
    <style:style style:name="T122" style:family="text">
      <style:text-properties style:font-size-asian="8.75pt"/>
    </style:style>
    <style:style style:name="T123" style:family="text">
      <style:text-properties officeooo:rsid="00113709" style:font-size-asian="8.75pt"/>
    </style:style>
    <style:style style:name="T124" style:family="text">
      <style:text-properties officeooo:rsid="0019f02b"/>
    </style:style>
    <style:style style:name="T125" style:family="text">
      <style:text-properties officeooo:rsid="001b65b3"/>
    </style:style>
    <style:style style:name="T126" style:family="text">
      <style:text-properties officeooo:rsid="001c9087"/>
    </style:style>
    <style:style style:name="T127" style:family="text">
      <style:text-properties style:text-underline-style="none" officeooo:rsid="001e47b3"/>
    </style:style>
    <style:style style:name="T128" style:family="text">
      <style:text-properties style:text-underline-style="none" officeooo:rsid="001ea924"/>
    </style:style>
    <style:style style:name="T129" style:family="text">
      <style:text-properties officeooo:rsid="00231b34"/>
    </style:style>
    <style:style style:name="T130" style:family="text">
      <style:text-properties fo:font-weight="normal" style:font-weight-asian="normal" style:font-weight-complex="normal"/>
    </style:style>
    <style:style style:name="T131" style:family="text">
      <style:text-properties fo:font-weight="normal" officeooo:rsid="003019d4" style:font-weight-asian="normal" style:font-weight-complex="normal"/>
    </style:style>
    <style:style style:name="T132" style:family="text">
      <style:text-properties fo:font-weight="normal" officeooo:rsid="0059f4d7" style:font-weight-asian="normal" style:font-weight-complex="normal"/>
    </style:style>
    <style:style style:name="T133" style:family="text">
      <style:text-properties fo:font-weight="normal" officeooo:rsid="0054eb61" style:font-weight-asian="normal" style:font-weight-complex="normal"/>
    </style:style>
    <style:style style:name="T134" style:family="text">
      <style:text-properties fo:font-weight="normal" officeooo:rsid="005d8514" style:font-weight-asian="normal" style:font-weight-complex="normal"/>
    </style:style>
    <style:style style:name="T135" style:family="text">
      <style:text-properties officeooo:rsid="004b9c40"/>
    </style:style>
    <style:style style:name="T136" style:family="text">
      <style:text-properties officeooo:rsid="0054eb61"/>
    </style:style>
    <style:style style:name="T137" style:family="text">
      <style:text-properties officeooo:rsid="00649ab9"/>
    </style:style>
    <style:style style:name="T138" style:family="text">
      <style:text-properties officeooo:rsid="00669531"/>
    </style:style>
    <style:style style:name="T139" style:family="text">
      <style:text-properties fo:font-size="10pt" style:font-size-asian="10pt" style:font-size-complex="10pt"/>
    </style:style>
    <style:style style:name="T140" style:family="text">
      <style:text-properties fo:font-size="10pt" officeooo:rsid="0067f469" style:font-size-asian="10pt" style:font-size-complex="10pt"/>
    </style:style>
    <style:style style:name="T141" style:family="text">
      <style:text-properties fo:font-size="10pt" style:text-underline-style="solid" style:text-underline-width="auto" style:text-underline-color="font-color" style:font-size-asian="10pt" style:font-size-complex="10pt"/>
    </style:style>
    <style:style style:name="T142" style:family="text">
      <style:text-properties fo:font-size="10pt" style:text-underline-style="solid" style:text-underline-width="auto" style:text-underline-color="font-color" fo:font-weight="bold" officeooo:rsid="00407166" style:font-size-asian="10pt" style:font-weight-asian="bold" style:font-size-complex="10pt" style:font-weight-complex="bold"/>
    </style:style>
    <style:style style:name="T143" style:family="text">
      <style:text-properties fo:font-size="10pt" style:text-underline-style="solid" style:text-underline-width="auto" style:text-underline-color="font-color" fo:font-weight="bold" officeooo:rsid="0067f469" style:font-size-asian="10pt" style:font-weight-asian="bold" style:font-size-complex="10pt" style:font-weight-complex="bold"/>
    </style:style>
    <style:style style:name="T144" style:family="text">
      <style:text-properties fo:font-size="10pt" fo:font-weight="bold" officeooo:rsid="00407166" style:font-size-asian="10pt" style:font-weight-asian="bold" style:font-size-complex="10pt" style:font-weight-complex="bold"/>
    </style:style>
    <style:style style:name="T145" style:family="text">
      <style:text-properties officeooo:rsid="0069712d"/>
    </style:style>
    <style:style style:name="T146" style:family="text">
      <style:text-properties officeooo:rsid="0069f398"/>
    </style:style>
    <style:style style:name="T147" style:family="text">
      <style:text-properties officeooo:rsid="006ad5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 &amp; Trans. Delay</text:p>
      <text:p text:style-name="P2">Hosts A→B connected by single link <text:s text:c="3"/><text:span text:style-name="T90">| <text:s/>if </text:span><text:span text:style-name="T91">(</text:span><text:span text:style-name="T90">Host→</text:span><text:span text:style-name="T91"> pack at t=0) | when(t=d</text:span><text:span text:style-name="T3">trans</text:span><text:span text:style-name="T21">){ endOfPack</text:span><text:span text:style-name="T20"> </text:span><text:span text:style-name="T21">= </text:span><text:span text:style-name="T23">(just leaving Host)}</text:span></text:p>
      <text:p text:style-name="P2">$R → rate(bps) of link from A→B <text:s text:c="8"/><text:span text:style-name="T90">| </text:span><text:span text:style-name="T91">if(d</text:span><text:span text:style-name="T3">prop</text:span><text:span text:style-name="T21">&gt;d</text:span><text:span text:style-name="T3">trans</text:span><text:span text:style-name="T21">) | when(t=d</text:span><text:span text:style-name="T3">trans</text:span><text:span text:style-name="T21">){ firstBitOfPack = (in link &amp; hasn’t reached </text:span><text:span text:style-name="T29">H</text:span><text:span text:style-name="T21">ost(B)</text:span></text:p>
      <text:p text:style-name="P2">$L → size of pack. Sent from A→B <text:s text:c="6"/><text:span text:style-name="T90">| </text:span><text:span text:style-name="T91">if(d</text:span><text:span text:style-name="T3">prop</text:span><text:span text:style-name="T21">&lt;d</text:span><text:span text:style-name="T3">trans</text:span><text:span text:style-name="T21">) | </text:span><text:span text:style-name="T29">when(t=d</text:span><text:span text:style-name="T4">trans</text:span><text:span text:style-name="T29">){ firstBitOfPack = (just reached Host(B)</text:span></text:p>
      <text:p text:style-name="P4">$m → meters<text:tab/><text:tab/><text:tab/> <text:s text:c="8"/>| <text:span text:style-name="T114">if(d</text:span><text:span text:style-name="T5">prop</text:span><text:span text:style-name="T30">=d</text:span><text:span text:style-name="T5">trans</text:span><text:span text:style-name="T30">) | $m = ($L/$R) * ($s)</text:span></text:p>
      <text:p text:style-name="P5">$s → prop. Speed along link ($m/sec) <text:s text:c="3"/>| <text:span text:style-name="T19">d</text:span><text:span text:style-name="T1">trans </text:span><text:span text:style-name="T19">= L/R seconds</text:span></text:p>
      <text:p text:style-name="P3">d<text:span text:style-name="T1">prop</text:span><text:span text:style-name="T19">=m/s </text:span><text:span text:style-name="T20">seconds<text:tab/><text:tab/> <text:s text:c="8"/>| d</text:span><text:span text:style-name="T2">end-to-end</text:span><text:span text:style-name="T20"> = (m/s + L/R) seconds</text:span></text:p>
      <text:p text:style-name="P18">---------------------------------------------------------------------------------------------------------------------------------------------------</text:p>
      <text:p text:style-name="P22">d<text:span text:style-name="T1">end-to-end </text:span><text:span text:style-name="T117">for packet </text:span>with multiple links and switches <text:span text:style-name="T117">with no queueing delays</text:span></text:p>
      <text:p text:style-name="P7">Let d<text:span text:style-name="T1">i</text:span>, s<text:span text:style-name="T1">i</text:span>, R<text:span text:style-name="T1">i</text:span> – length, prop speed, &amp; transmission rate of link-i for i=1,2,…,total links <text:span text:style-name="T117">| S</text:span>witch delays <text:span text:style-name="T117">=</text:span> d<text:span text:style-name="T1">proc</text:span></text:p>
      <text:p text:style-name="P10"><text:span text:style-name="T103">d</text:span><text:span text:style-name="T6">proc</text:span>= L/R<text:span text:style-name="T1">1 </text:span>+ L/R<text:span text:style-name="T1">2</text:span> + … + L/R<text:span text:style-name="T1">total-links</text:span> + d<text:span text:style-name="T1">1</text:span>/s<text:span text:style-name="T1">1</text:span> + d<text:span text:style-name="T1">2</text:span>/s<text:span text:style-name="T1">2</text:span> + … + d<text:span text:style-name="T1">(total-links)/</text:span>s<text:span text:style-name="T1">(total-links)</text:span> + (number of switches)*(d<text:span text:style-name="T1">proc)</text:span></text:p>
      <text:p text:style-name="P8"><text:span text:style-name="T1">----------------------------------------------------------------------------------------------------------------------------------------------------------------------------------------------------------------------------------------------</text:span><text:span text:style-name="T104"> Queue-Delay | all pack</text:span><text:span text:style-name="T105">ets have</text:span><text:span text:style-name="T104"> length L, Trans</text:span><text:span text:style-name="T105">mission</text:span><text:span text:style-name="T104"> Rate=R, x bits of the currently-</text:span><text:span text:style-name="T105">being-</text:span><text:span text:style-name="T104">trans</text:span><text:span text:style-name="T105">mitte</text:span><text:span text:style-name="T104">d </text:span><text:span text:style-name="T105">packet have </text:span><text:span text:style-name="T104">been trans</text:span><text:span text:style-name="T105">mit</text:span><text:span text:style-name="T104">t</text:span><text:span text:style-name="T105">e</text:span><text:span text:style-name="T104">d, </text:span><text:span text:style-name="T105">and</text:span><text:span text:style-name="T104"> n pack</text:span><text:span text:style-name="T105">ets are</text:span><text:span text:style-name="T104"> already in queue</text:span></text:p>
      <text:p text:style-name="P6"><text:span text:style-name="T19">Queueing delay =</text:span><text:span text:style-name="T22"> (nL + (L - x))/R</text:span></text:p>
      <text:p text:style-name="P19">---------------------------------------------------------------------------------------------------------------------------------------------------</text:p>
      <text:p text:style-name="P23">Throughput</text:p>
      <text:p text:style-name="P11">M <text:span text:style-name="T118">= (number of client server pairs). </text:span>R<text:span text:style-name="T1">s</text:span>, R<text:span text:style-name="T1">c</text:span>, and R are rates of the server links, client links and network link.</text:p>
      <text:p text:style-name="P11">If all other link have abundant capacity and there is no other traffic, </text:p>
      <text:p text:style-name="P11"><text:span text:style-name="T103">Throughput</text:span> = min{R<text:span text:style-name="T1">s</text:span>, R<text:span text:style-name="T1">c</text:span>, R/M}</text:p>
      <text:p text:style-name="P12">If – $M Paths between the server and the client. No two paths share any link. Path k(k=1,…,M) consists of N links with transmission rates R1k, R2k,…,Rnk. <text:span text:style-name="T121">(1)</text:span>Server can only use one path to send data to client. <text:span text:style-name="T121">(2)Server can use all M paths</text:span></text:p>
      <text:p text:style-name="P12"><text:span text:style-name="T121">(1)</text:span>Max throughput = max{min{R<text:span text:style-name="T1">1</text:span><text:span text:style-name="T92">1</text:span>, R<text:span text:style-name="T1">2</text:span><text:span text:style-name="T92">1</text:span>,…,R<text:span text:style-name="T1">N</text:span><text:span text:style-name="T92">1</text:span>},min{R<text:span text:style-name="T1">1</text:span><text:span text:style-name="T92">2</text:span>,R<text:span text:style-name="T1">2</text:span><text:span text:style-name="T92">2</text:span>,…, RN2},…,min{R<text:span text:style-name="T1">1</text:span><text:span text:style-name="T93">M</text:span><text:span text:style-name="T119">,R</text:span><text:span text:style-name="T9">2</text:span><text:span text:style-name="T93">M</text:span><text:span text:style-name="T119">, … , R</text:span><text:span text:style-name="T9">N</text:span><text:span text:style-name="T93">M</text:span><text:span text:style-name="T120">}}</text:span></text:p>
      <text:p text:style-name="P21"><text:span text:style-name="T119">(</text:span>2)Max<text:span text:style-name="T115"> </text:span>throughput= summation(k=1→M) min{ <text:span text:style-name="T123">R</text:span><text:span text:style-name="T10">1</text:span><text:span text:style-name="T94">k</text:span><text:span text:style-name="T123">, R</text:span><text:span text:style-name="T10">2</text:span><text:span text:style-name="T94">k</text:span><text:span text:style-name="T123">,…,R</text:span><text:span text:style-name="T10">N</text:span><text:span text:style-name="T94">k</text:span><text:span text:style-name="T122">}</text:span></text:p>
      <text:p text:style-name="P11">---------------------------------------------------------------------------------------------------------------------------------------------------</text:p>
      <text:p text:style-name="P24">Bandwidth delay &amp; Bit Width</text:p>
      <text:p text:style-name="P13">Calculate bandwidth-delay product, R*d<text:span text:style-name="T11">prop</text:span> | R=(X)Mbps=X*(1e+6) delay = X<text:span text:style-name="T103">bits</text:span></text:p>
      <text:p text:style-name="P14">If a file is sent continuously as one large message the maximum number of bits that will be in link=R*d<text:span text:style-name="T1">prop</text:span></text:p>
      <text:p text:style-name="P15">Bandwidth-delay product of a link is the the maximum number of bits that can be in the link.</text:p>
      <text:p text:style-name="P15">Width of a bit(meters) <text:span text:style-name="T124">in the link</text:span> = <text:span text:style-name="T124">length of the link/bandwidth-delay product</text:span></text:p>
      <text:p text:style-name="P16">width of bit when (s=prop speed, R = trans. Rate) = s/R</text:p>
      <text:p text:style-name="P20">-x=photoSize, min value of x for microwave link to be cont. Transm. ,(R=Mbps) | (R*10<text:span text:style-name="T92">6</text:span>)(interval between photo) = X bits </text:p>
      <text:p text:style-name="P17">----------<text:tab/></text:p>
      <text:p text:style-name="P9">Packet Travel Through switches to destination</text:p>
      <text:p text:style-name="P25"><text:span text:style-name="T32">(hop occurs when a packet is passed from one network segment to the next.)<text:tab/><text:tab/><text:tab/><text:tab/><text:tab/> <text:s text:c="7"/></text:span><text:span text:style-name="T33">($1)</text:span>Time from source to first packet = ($s = (#.#) * 10<text:span text:style-name="T92">k</text:span><text:span text:style-name="T31">)</text:span>*/(link speed Mbps <text:span text:style-name="T125">= (#.#) * 10</text:span><text:span text:style-name="T95">k</text:span>)<text:span text:style-name="T126">= Z </text:span><text:span text:style-name="T129">m</text:span><text:span text:style-name="T126">sec <text:s text:c="93"/></text:span><text:span text:style-name="T129">($2)</text:span><text:span text:style-name="T126">Time from source host to destination host with store-&amp;-forward switching = </text:span><text:span text:style-name="T106">(</text:span><text:span text:style-name="T107">Z secs</text:span><text:span text:style-name="T106">)</text:span><text:span text:style-name="T107"> * </text:span><text:span text:style-name="T106">(</text:span><text:span text:style-name="T107">X hops</text:span><text:span text:style-name="T106">) = Y </text:span><text:span text:style-name="T108">m</text:span><text:span text:style-name="T106">sec</text:span><text:span text:style-name="T127"> <text:s text:c="46"/>-</text:span><text:span text:style-name="T128">if each pack is 10,000 bits long how long does it take to move the first packet from source host to first switch if link is 2Mbps. (1*10</text:span><text:span text:style-name="T96">4</text:span><text:span text:style-name="T44">)/(2*10</text:span><text:span text:style-name="T96">6</text:span><text:span text:style-name="T44">)</text:span><text:span text:style-name="T45">=5msec. </text:span><text:span text:style-name="T46">Second packet would be 2 * 5msec = 10msec </text:span><text:span text:style-name="T47"><text:s text:c="86"/></text:span><text:span text:style-name="T48">Time for file source → destination with message sementation = </text:span><text:span text:style-name="T49">($2)+((N</text:span><text:span text:style-name="T97">th</text:span><text:span text:style-name="T49"> packet received)*($1)) <text:s text:c="51"/></text:span><text:span text:style-name="T50">(Pro)Message segmentation→errors aren’t tolerated→huge packet is retransmitted. (Con) Smaller packets wait in queue <text:s text:c="3"/>--------------------------------------------------------------------------------------------------------------------------------------------------</text:span></text:p>
      <text:p text:style-name="P26"><text:span text:style-name="T51"><text:tab/><text:tab/><text:tab/><text:tab/><text:tab/><text:tab/><text:tab/>HTTP <text:s/><text:tab/><text:tab/><text:tab/><text:tab/><text:tab/> <text:s text:c="40"/></text:span><text:span text:style-name="T34">Persistent→ forces requests and responses over one TCP connection</text:span><text:span text:style-name="T35"> | Non-Persistent→ sent over separate TCP connects. </text:span><text:span text:style-name="T36">Dat</text:span><text:span text:style-name="T37">e</text:span><text:span text:style-name="T36"> header→ object modification details. | <text:s/></text:span><text:span text:style-name="T38">First (X) bytes of document being returned→ chars following blank &lt;cr&gt;&lt;lf&gt; </text:span><text:span text:style-name="T39">Time taken for DNS look up + establish TCP connection + send&amp;receive object → 2RTT</text:span><text:span text:style-name="T12">0</text:span><text:span text:style-name="T39"> + (RTT</text:span><text:span text:style-name="T12">1</text:span><text:span text:style-name="T39"> + RTT</text:span><text:span text:style-name="T12">2</text:span><text:span text:style-name="T39"> + … + RTT</text:span><text:span text:style-name="T12">n</text:span><text:span text:style-name="T39">) </text:span><text:span text:style-name="T43">How end of a message body is marked → HTTP doesn’t mark end of body </text:span><text:span text:style-name="T39">---------------------------------------------------------------------------------------------------------------------------------------<text:tab/><text:tab/><text:tab/><text:tab/><text:tab/><text:tab/><text:tab/></text:span><text:span text:style-name="T52">Caching </text:span><text:span text:style-name="T53">&amp; Access link Utilization</text:span><text:span text:style-name="T39"><text:tab/><text:tab/><text:tab/><text:tab/> <text:s text:c="8"/></text:span><text:span text:style-name="T24">t</text:span><text:span text:style-name="T25">otal caching delay </text:span><text:span text:style-name="T39">= Internet delay + access delay + LAN delay<text:tab/><text:tab/><text:tab/> <text:s text:c="5"/><text:tab/><text:tab/><text:tab/> <text:s text:c="5"/></text:span><text:span text:style-name="T25">access link utilization</text:span><text:span text:style-name="T39"> </text:span><text:span text:style-name="T42">= </text:span><text:span text:style-name="T39">delay with cache - </text:span><text:span text:style-name="T40">(.</text:span><text:span text:style-name="T41">x</text:span><text:span text:style-name="T40">(percentage of requests satisfied @ orig)</text:span><text:span text:style-name="T39"> * (Mbps)/(Access link Mbps)</text:span></text:p>
      <text:p text:style-name="P44"><text:span text:style-name="T116"><text:tab/><text:tab/><text:tab/><text:tab/><text:tab/><text:tab/></text:span><text:span text:style-name="T142">DNS </text:span><text:span text:style-name="T143">Name Resolution</text:span><text:span text:style-name="T144"><text:tab/></text:span><text:span text:style-name="T116"><text:tab/><text:tab/><text:tab/><text:tab/> <text:s text:c="8"/></text:span><text:span text:style-name="T141">DNS name resolution</text:span><text:span text:style-name="T139">: requesting host(1)→ ←(8)local DNS serv(2)→←(7)root DNS(3)→←(6)TLD</text:span><text:span text:style-name="T140"> </text:span><text:span text:style-name="T139"><text:s/>DNS(4)→←(5)Authoritative DNS(dns.cs.umass.edu – g</text:span>aia.cs.umass.edu) </text:p>
      <text:p text:style-name="P32"/>
      <text:p text:style-name="P32"/>
      <text:p text:style-name="P30"><text:soft-page-break/><text:span text:style-name="T54">C</text:span><text:span text:style-name="T19">lient Server | P2P</text:span></text:p>
      <text:p text:style-name="P36"><text:span text:style-name="T86">u</text:span><text:span text:style-name="T13">i</text:span><text:span text:style-name="T74">: peer I upload capacity </text:span><text:span text:style-name="T75">| </text:span><text:span text:style-name="T87">d</text:span><text:span text:style-name="T14">i</text:span><text:span text:style-name="T87">:</text:span><text:span text:style-name="T75"> peer I download capacity | </text:span><text:span text:style-name="T87">u</text:span><text:span text:style-name="T14">s</text:span><text:span text:style-name="T87">:</text:span><text:span text:style-name="T75"> server upload capacity | Time to send one copy: F/u</text:span><text:span text:style-name="T15">s</text:span><text:span text:style-name="T75"> <text:tab/> <text:s text:c="8"/>Time to send N Copies NF/u</text:span><text:span text:style-name="T15">s</text:span><text:span text:style-name="T75"> | d</text:span><text:span text:style-name="T15">min</text:span><text:span text:style-name="T75"> : min client download rate | max client download time: F/d</text:span><text:span text:style-name="T15">min</text:span><text:span text:style-name="T75"> <text:s text:c="37"/></text:span><text:span text:style-name="T74">Time to distribute F</text:span><text:span text:style-name="T75">(file size)</text:span><text:span text:style-name="T74"> to N clients using cli-serv approach: D</text:span><text:span text:style-name="T16">c-s</text:span><text:span text:style-name="T74">&gt;=max{NF/u</text:span><text:span text:style-name="T16">s</text:span><text:span text:style-name="T74">,F/d</text:span><text:span text:style-name="T16">min</text:span><text:span text:style-name="T74">} | <text:tab/><text:tab/><text:tab/><text:tab/> <text:s text:c="9"/>Time to distribute F</text:span><text:span text:style-name="T75">(file size)</text:span><text:span text:style-name="T74"> to N clients using P2P approach: D</text:span><text:span text:style-name="T16">P2P</text:span><text:span text:style-name="T74">&gt;=max{F/U</text:span><text:span text:style-name="T16">s</text:span><text:span text:style-name="T74">,F/d</text:span><text:span text:style-name="T16">min</text:span><text:span text:style-name="T74">,NF/(u</text:span><text:span text:style-name="T16">s</text:span><text:span text:style-name="T74"> + summation(u</text:span><text:span text:style-name="T16">i</text:span><text:span text:style-name="T74">)}<text:tab/> <text:s text:c="13"/></text:span><text:span text:style-name="T71">c--------------------------------------------------------------------------------------------------------------------------------------------------</text:span><text:span text:style-name="T60">UDP/TCP checksums </text:span><text:span text:style-name="T61">| </text:span><text:span text:style-name="T71">Given 3 8-bit bytes: XXXXXXXX, YYYYYYYY, ZZZZZZ <text:tab/><text:tab/><text:tab/><text:tab/> <text:s text:c="8"/>Find complement of the resultant sum – find sum of first 2 bytes, add that sum to the last byte, add carry if necessary, calculate 1’s complement of the resultant sum.<text:tab/><text:tab/><text:tab/><text:tab/><text:tab/><text:tab/><text:tab/><text:tab/> <text:s text:c="8"/>R</text:span><text:span text:style-name="T72">eciever detects errors | if sum contains all 1’s then there are no errors, if sum contains at least one 0, there are errors <text:s/><text:tab/><text:tab/> <text:s text:c="5"/></text:span><text:span text:style-name="T73">--------------------------------------------------------------------------------------------------------------------------------------------------</text:span><text:span text:style-name="T58">Channel Utilization </text:span><text:span text:style-name="T59">| </text:span><text:span text:style-name="T72">CU <text:s/>= N * ((L/R)/((L/R)+RTT) // solve for N <text:tab/><text:tab/><text:tab/><text:tab/><text:tab/><text:tab/> <text:s text:c="13"/>if solving for window size for channel utilization to be greater than X%, plug in <text:s/>. X as CU in formula, solve for N </text:span><text:span text:style-name="T76">(utilization)fraction of time sender busy sending – (L/R)/(RTT + L/R)<text:tab/></text:span></text:p>
      <text:p text:style-name="P36"><text:span text:style-name="T72">--------------------------------------------------------------------------------------------------------------------------------------------------</text:span><text:span text:style-name="T55">TCP MSS trans|</text:span><text:span text:style-name="T66">m</text:span><text:span text:style-name="T67">ax value of L so TCP seq nums !exhausted. </text:span><text:span text:style-name="T68">TCP seq field=4bytes| 4x8bits=32bits – 2</text:span><text:span text:style-name="T98">32</text:span><text:span text:style-name="T68">/1024=4.19G bytes <text:s text:c="9"/></text:span><text:span text:style-name="T69">solve time</text:span><text:span text:style-name="T56"> L-</text:span><text:span text:style-name="T69">transmit file = (2</text:span><text:span text:style-name="T99">32</text:span><text:span text:style-name="T69"> + ((2</text:span><text:span text:style-name="T99">32</text:span><text:span text:style-name="T69">/MSS)*(#bytes of header added to each segment)) * 8bits/((Link speed)x10</text:span><text:span text:style-name="T99">Y </text:span><text:span text:style-name="T69">bps) <text:s text:c="6"/></text:span><text:span text:style-name="T66">==========================================================================================</text:span><text:span text:style-name="T55">Host communcation on TCP connection</text:span><text:span text:style-name="T66"> |<text:tab/><text:tab/><text:tab/><text:tab/><text:tab/><text:tab/><text:tab/><text:tab/><text:tab/> seqence number of first segment = x, source port first segment=y, dest port =z </text:span><text:span text:style-name="T70">in 2</text:span><text:span text:style-name="T100">nd</text:span><text:span text:style-name="T70"> segment A-&gt;B</text:span><text:span text:style-name="T66">sequence number=sequence number of the $first segment + number of bytes of data in $first segment. <text:s text:c="28"/><text:tab/> <text:s text:c="11"/></text:span><text:span text:style-name="T85">1</text:span><text:span text:style-name="T102">st</text:span><text:span text:style-name="T85"> segment before 2</text:span><text:span text:style-name="T102">nd</text:span><text:span text:style-name="T80"> : </text:span><text:span text:style-name="T81">Ack</text:span><text:span text:style-name="T77">#=</text:span><text:span text:style-name="T55">sequence number(above formula)</text:span><text:span text:style-name="T57">| </text:span><text:span text:style-name="T84">2</text:span><text:span text:style-name="T101">nd</text:span><text:span text:style-name="T84"> segment before 1</text:span><text:span text:style-name="T101">st</text:span><text:span text:style-name="T84"> : Ack#</text:span><text:span text:style-name="T77">=</text:span><text:span text:style-name="T82">x</text:span><text:span text:style-name="T77"> <text:s/><text:tab/><text:tab/> <text:s text:c="14"/>---------------------------------------------------------------------------------------------------------------------------------------------------</text:span><text:span text:style-name="T62">RTT | <text:s/></text:span><text:span text:style-name="T83">estimatedRTT</text:span><text:span text:style-name="T78">= (1-(alpha))*EstimatedRTT+(alpha)*SampleRTT_Value | <text:s text:c="62"/></text:span><text:span text:style-name="T83">DevRTT</text:span><text:span text:style-name="T78">=(1-(B)).DevRTT+B*|SampleRTT_Value-EstimatedRTT</text:span><text:span text:style-name="T63"> | </text:span><text:span text:style-name="T83">TimeoutInterval</text:span><text:span text:style-name="T78"> = EstimatedRTT+4*DevRTT<text:tab/><text:tab/>---------------------------------------------------------------------------------------------------------------------------------------- </text:span></text:p>
      <text:p text:style-name="P36"><text:span text:style-name="T64">Wireshark</text:span><text:span text:style-name="T63"> </text:span><text:span text:style-name="T64">TCP Handsha</text:span><text:span text:style-name="T79">kes </text:span><text:span text:style-name="T64">and identif</text:span><text:span text:style-name="T65">ying UDP parts of packet</text:span><text:span text:style-name="T63"> <text:s text:c="163"/></text:span></text:p>
      <table:table table:name="Table1" table:style-name="Table1">
        <table:table-column table:style-name="Table1.A"/>
        <table:table-column table:style-name="Table1.B"/>
        <table:table-row table:style-name="TableLine93975407922736">
          <table:table-cell table:style-name="Table1.A1" office:value-type="string">
            <text:p text:style-name="P40">TCP 3 way handshake(wireshark info section)</text:p>
          </table:table-cell>
          <table:table-cell table:style-name="Table1.A1" office:value-type="string">
            <text:p text:style-name="P40">TCP 4 way handshake(wireshark info section)</text:p>
          </table:table-cell>
        </table:table-row>
        <table:table-row table:style-name="TableLine93975407981904">
          <table:table-cell table:style-name="Table1.A1" office:value-type="string">
            <text:p text:style-name="P38">57966 → 80[SYN] Seq=0 Win=65535 Len=0...</text:p>
          </table:table-cell>
          <table:table-cell table:style-name="Table1.A1" office:value-type="string">
            <text:p text:style-name="P37">80→ 57966[FIN,ACK] seq=348 Ack=309 Win=28032</text:p>
          </table:table-cell>
        </table:table-row>
        <table:table-row table:style-name="TableLine93975407981360">
          <table:table-cell table:style-name="Table1.A1" office:value-type="string">
            <text:p text:style-name="P38">80 → 57996[SYN, ACK] Seq=0 Ack=1 Win=...</text:p>
          </table:table-cell>
          <table:table-cell table:style-name="Table1.A1" office:value-type="string">
            <text:p text:style-name="P39">57966→80[ACK] seq=309 Ack=349 Win=131552</text:p>
          </table:table-cell>
        </table:table-row>
        <table:table-row table:style-name="TableLine93975407839376">
          <table:table-cell table:style-name="Table1.A1" office:value-type="string">
            <text:p text:style-name="P38">57996 → 80[ACK]Seq=1 Ack=1 Win=131904</text:p>
          </table:table-cell>
          <table:table-cell table:style-name="Table1.A1" office:value-type="string">
            <text:p text:style-name="P39">57966→80[FIN,ACK] Seq=309 Ack=349 Win=131552</text:p>
          </table:table-cell>
        </table:table-row>
        <table:table-row table:style-name="TableLine93975407847552">
          <table:table-cell table:style-name="Table1.A1" office:value-type="string">
            <text:p text:style-name="P38"/>
          </table:table-cell>
          <table:table-cell table:style-name="Table1.A1" office:value-type="string">
            <text:p text:style-name="P39">80→57966[ACK] Seq=349 Ack=310 Win=28032</text:p>
          </table:table-cell>
        </table:table-row>
      </table:table>
      <text:p text:style-name="P35">For sections of UDP: info will allways be something like |<text:span text:style-name="T130"> 51164→krb524(4444) Len = 1470 and source and destination ip addresses will be static <text:s text:c="20"/></text:span><text:span text:style-name="T135">-----------------------------------------------------------------------------------------------------------------------------------------</text:span><text:span text:style-name="T136">TCP closing a connection: </text:span><text:span text:style-name="T133">→ </text:span><text:span text:style-name="T132">= to server state; ← = to client state</text:span><text:span text:style-name="T133"> <text:s text:c="2"/></text:span><text:span text:style-name="T136"><text:s text:c="106"/></text:span><text:span text:style-name="T131">client</text:span><text:span text:style-name="T132">Socket.</text:span><text:span text:style-name="T131">close()→FINbit=1, seq=x←ACKbit</text:span><text:span text:style-name="T132">=1; ACKnum=x+1(waitForServerClose)←FINBit=1,seq=y→ACKbit=1; ACKnum=y+1 | Client state: ESTAB→FIN_WAIT_1→FIN_WAIT_2→TIMED_WAIT→CLOSED | <text:s text:c="37"/>Server state: ESTAB→CLOSE_WAIT→LAST_ACK→CLOSED <text:s text:c="90"/>--------------------------------------------------------------------------------------------------------------------------------------------------- </text:span><text:span text:style-name="T134">RDT FSM (/*Illustration*/)</text:span></text:p>
      <text:p text:style-name="P35"/>
      <text:p text:style-name="P34">RDT FSM</text:p>
      <text:p text:style-name="P33"/>
      <text:p text:style-name="P31"/>
      <text:p text:style-name="P29"/>
      <text:p text:style-name="P27"/>
      <text:p text:style-name="P28"/>
      <text:p text:style-name="P41"/>
      <text:p text:style-name="P43"><text:soft-page-break/>HTTP Client Retrieval</text:p>
      <text:p text:style-name="P42">HTTP client wants to retrieve document at a URL. The IP addr. Of the HTTP server is initially unknown. What transport and application-layer protocols besides HTTP are needed in this scenario? <text:tab/> <text:s text:c="23"/><text:tab/><text:tab/> <text:s text:c="19"/><text:span text:style-name="T112">Transport layer protocols</text:span><text:span text:style-name="T137">-TCP for HTTP and UDP for DNS</text:span> <text:span text:style-name="T137">|| </text:span><text:span text:style-name="T112">Application layer protocols-</text:span><text:span text:style-name="T137">DNS and HTTP <text:s text:c="38"/><text:tab/><text:tab/><text:tab/><text:tab/><text:tab/><text:tab/> <text:s text:c="6"/></text:span><text:span text:style-name="T109">SMTP</text:span><text:span text:style-name="T138"> <text:tab/><text:tab/><text:tab/><text:tab/><text:tab/><text:tab/> <text:s text:c="8"/>How SMTP marks end of a message body→ (‘.’)<text:tab/><text:tab/><text:tab/><text:tab/><text:tab/><text:tab/><text:tab/><text:tab/><text:tab/><text:tab/><text:tab/><text:tab/><text:tab/><text:tab/> <text:s text:c="4"/></text:span><text:span text:style-name="T110">DNS cache calculations</text:span><text:span text:style-name="T145"><text:tab/><text:tab/><text:tab/><text:tab/><text:tab/> <text:s text:c="12"/>If you can access the caches in local DNS servers. You can find which web servers are the most popular by using snapshots of DNS cache to count the number of requests for each web server.<text:tab/><text:tab/><text:tab/><text:tab/><text:tab/><text:tab/> <text:s text:c="2"/><text:tab/><text:tab/><text:tab/><text:tab/></text:span></text:p>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nux Libertine" svg:font-family="'Linux Libertine'" style:font-family-generic="roman" style:font-pitch="variable"/>
    <style:font-face style:name="Linux Biolinum1" svg:font-family="'Linux Biolinum'" style:font-family-generic="swiss" style:font-pitch="variable"/>
    <style:font-face style:name="FreeSans" svg:font-family="FreeSans" style:font-family-generic="system" style:font-pitch="variable"/>
    <style:font-face style:name="Linux Biolinum" svg:font-family="'Linux Biolin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nux Libertine" fo:font-size="12pt" fo:language="en" fo:country="US" style:letter-kerning="true" style:font-name-asian="Linux Biolinum"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nux Libertine" fo:font-size="12pt" fo:language="en" fo:country="US" style:letter-kerning="true" style:font-name-asian="Linux Biolinum"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nux Biolinum1" fo:font-family="'Linux Biolinum'" style:font-family-generic="swiss" style:font-pitch="variable" fo:font-size="14pt" style:font-name-asian="Linux Biolinum" style:font-family-asian="'Linux Biolinum'"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12:40:34.185926332</meta:creation-date>
    <dc:date>2020-10-14T16:00:13.049235063</dc:date>
    <meta:editing-duration>PT6H21M22S</meta:editing-duration>
    <meta:editing-cycles>52</meta:editing-cycles>
    <meta:generator>LibreOffice/7.0.2.2$Linux_X86_64 LibreOffice_project/00$Build-2</meta:generator>
    <meta:document-statistic meta:table-count="1" meta:image-count="0" meta:object-count="0" meta:page-count="3" meta:paragraph-count="51" meta:word-count="1119" meta:character-count="10377" meta:non-whitespace-character-count="7997"/>
  </office:meta>
</office:document-meta>
</file>